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77246941855128767"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7005353007964208607"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7875535658778550315"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281242034627315128"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text:span><text:span text:style-name="T33">знали</text:span><text:span text:style-name="T32">,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text:soft-page-break/>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text:span text:style-name="T1">Лучший</text:span> Гранд Галопин<text:span text:style-name="T1">г</text:span> Гала <text:span text:style-name="T1">в истории</text:span></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Селестии не регистрируется. Активируется протокол экстренной эвакуации пациента Селестии к Луне.</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Мой суточный предел охуевания был пройден в этот момент. Именно потому то, что я накинул проходящему мимо экзоскелету хомут на «голову» и запрыгнул в карету, я расцениваю как исключительно рефлекторную деятельность первой сигнальной системы моего организма.</text:p>
      <text:p text:style-name="P51"><text:soft-page-break/>Экзоскелет подошёл к краю балкона, развернул «крылья» и сиганул вниз. Треснул и сломался поручень ограды, от которой я так и не успел отвязать «Королеву Лорен».</text:p>
      <text:p text:style-name="P51">Перепонки, натянутые между поддерживающими спицами, делали устройство похожим на огромную летучую мышь.</text:p>
      <text:p text:style-name="P51"/>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42">&lt;<text:span text:style-name="T23">В конце гонок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text:span><text:span text:style-name="T1">Экзоскелет идёт на балкони разворачивает перепончатые крылья. Макс успевает одеть на него хомут и </text:span><text:span text:style-name="T1">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text:span text:style-name="T30">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text:soft-page-break/></text:p>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text:soft-page-break/>&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text:soft-page-break/></text:p>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Рейд пони-рэйнджеров</text:h>
      <text:p text:style-name="P75"/>
      <text:p text:style-name="P85">(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oft-page-break/><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oft-page-break/><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text:soft-page-break/>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text:soft-page-break/>–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text:soft-page-break/>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text:soft-page-break/>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text:soft-page-break/>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text:soft-page-break/>–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text:soft-page-break/>–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7517663666538432839"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43586732" text:continue-numbering="true" text:style-name="L5">
        <text:list-header>
          <text:p text:style-name="P159">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64278" text:continue-numbering="true" text:style-name="L5">
        <text:list-header>
          <text:p text:style-name="P159">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78512"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oft-page-break/><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6540667202122369837"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8556013718235256906"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text:soft-page-break/>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text:soft-page-break/>–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text:soft-page-break/>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text:soft-page-break/>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text:soft-page-break/>–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8628817196057991364" text:style-name="L8">
        <text:list-header>
          <text:p text:style-name="P161">(<text:span text:style-name="T29">Луна — как повелительница снов, слышала разговор Макса с Анакорном</text:span>)</text:p>
          <text:p text:style-name="P162"/>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oft-page-break/><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5T23:39:33.59</dc:date>
    <meta:editing-duration>P103DT7H25M36S</meta:editing-duration>
    <meta:editing-cycles>6334</meta:editing-cycles>
    <meta:generator>OpenOffice/4.1.1$Win32 OpenOffice.org_project/411m6$Build-9775</meta:generator>
    <dc:creator>макс </dc:creator>
    <meta:document-statistic meta:table-count="0" meta:image-count="0" meta:object-count="0" meta:page-count="189" meta:paragraph-count="3939" meta:word-count="89607" meta:character-count="571395"/>
  </office:meta>
</office:document-meta>
</file>